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number-columns-repeated="3"/>
          <table:table-cell table:style-name="Default" office:value-type="string">
            <text:p>Time/tick</text:p>
          </table:table-cell>
          <table:table-cell table:style-name="Default"/>
        </table:table-row>
        <table:table-row table:style-name="ro1">
          <table:table-cell/>
          <table:table-cell office:value-type="string">
            <text:p>BPM</text:p>
          </table:table-cell>
          <table:table-cell office:value-type="string">
            <text:p>Seconds/beat</text:p>
          </table:table-cell>
          <table:table-cell table:style-name="Default" office:value-type="string">
            <text:p>Tpqn = 192</text:p>
          </table:table-cell>
          <table:table-cell table:style-name="Default" office:value-type="string">
            <text:p>Tpqn = 48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60/[.B3]" office:value-type="float" office:value="1">
            <text:p>1</text:p>
          </table:table-cell>
          <table:table-cell table:formula="of:=[.$C3]/192" office:value-type="float" office:value="0.00520833333333333">
            <text:p>0.005208</text:p>
          </table:table-cell>
          <table:table-cell table:formula="of:=[.$C3]/48" office:value-type="float" office:value="0.0208333333333333">
            <text:p>0.020833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60/[.B4]" office:value-type="float" office:value="0.5">
            <text:p>0.5</text:p>
          </table:table-cell>
          <table:table-cell table:formula="of:=[.C4]/192" office:value-type="float" office:value="0.00260416666666667">
            <text:p>0.002604</text:p>
          </table:table-cell>
          <table:table-cell table:formula="of:=[.$C4]/48" office:value-type="float" office:value="0.0104166666666667">
            <text:p>0.010417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60/[.B5]" office:value-type="float" office:value="0.333333333333333">
            <text:p>0.33</text:p>
          </table:table-cell>
          <table:table-cell table:formula="of:=[.C5]/192" office:value-type="float" office:value="0.00173611111111111">
            <text:p>0.001736</text:p>
          </table:table-cell>
          <table:table-cell table:formula="of:=[.$C5]/48" office:value-type="float" office:value="0.00694444444444444">
            <text:p>0.006944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60/[.B6]" office:value-type="float" office:value="0.25">
            <text:p>0.25</text:p>
          </table:table-cell>
          <table:table-cell table:formula="of:=[.C6]/192" office:value-type="float" office:value="0.00130208333333333">
            <text:p>0.001302</text:p>
          </table:table-cell>
          <table:table-cell table:formula="of:=[.$C6]/48" office:value-type="float" office:value="0.00520833333333333">
            <text:p>0.00520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20:1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3S</meta:editing-duration>
    <meta:editing-cycles>3</meta:editing-cycles>
    <meta:generator>OpenOffice.org/3.4.1$Win32 OpenOffice.org_project/341m1$Build-9593</meta:generator>
    <dc:date>2015-07-07T20:10:54.48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